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 style:parent-style-name="ListParagraph" style:list-style-name="LFO1" style:family="paragraph"/>
    <style:style style:name="T4" style:parent-style-name="DefaultParagraphFont" style:family="text">
      <style:text-properties fo:font-weight="bold" style:font-weight-asian="bold" style:font-weight-complex="bold"/>
    </style:style>
    <style:style style:name="P5" style:parent-style-name="ListParagraph" style:list-style-name="LFO1" style:family="paragraph"/>
    <style:style style:name="T6" style:parent-style-name="DefaultParagraphFont" style:family="text">
      <style:text-properties fo:font-weight="bold" style:font-weight-asian="bold" style:font-weight-complex="bold"/>
    </style:style>
    <style:style style:name="P7" style:parent-style-name="ListParagraph" style:list-style-name="LFO1" style:family="paragraph"/>
    <style:style style:name="T8" style:parent-style-name="DefaultParagraphFont" style:family="text">
      <style:text-properties fo:font-weight="bold" style:font-weight-asian="bold" style:font-weight-complex="bold"/>
    </style:style>
    <style:style style:name="P9" style:parent-style-name="ListParagraph" style:list-style-name="LFO1" style:family="paragraph"/>
    <style:style style:name="T10" style:parent-style-name="DefaultParagraphFont" style:family="text">
      <style:text-properties fo:font-weight="bold" style:font-weight-asian="bold" style:font-weight-complex="bold"/>
    </style:style>
    <style:style style:name="P11" style:parent-style-name="ListParagraph" style:list-style-name="LFO1" style:family="paragraph"/>
    <style:style style:name="T12" style:parent-style-name="DefaultParagraphFont" style:family="text">
      <style:text-properties fo:font-weight="bold" style:font-weight-asian="bold" style:font-weight-complex="bold"/>
    </style:style>
    <style:style style:name="P13" style:parent-style-name="ListParagraph" style:list-style-name="LFO1" style:family="paragraph"/>
    <style:style style:name="T14" style:parent-style-name="DefaultParagraphFont" style:family="text">
      <style:text-properties fo:font-weight="bold" style:font-weight-asian="bold" style:font-weight-complex="bold"/>
    </style:style>
    <style:style style:name="P15" style:parent-style-name="ListParagraph" style:list-style-name="LFO1" style:family="paragraph"/>
    <style:style style:name="T16" style:parent-style-name="DefaultParagraphFont" style:family="text">
      <style:text-properties fo:font-weight="bold" style:font-weight-asian="bold" style:font-weight-complex="bold"/>
    </style:style>
    <style:style style:name="P17" style:parent-style-name="ListParagraph" style:list-style-name="LFO2" style:family="paragraph"/>
    <style:style style:name="T18" style:parent-style-name="DefaultParagraphFont" style:family="text">
      <style:text-properties fo:font-weight="bold" style:font-weight-asian="bold" style:font-weight-complex="bold"/>
    </style:style>
    <style:style style:name="P19" style:parent-style-name="ListParagraph" style:list-style-name="LFO2" style:family="paragraph"/>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ListParagraph" style:list-style-name="LFO2"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ListParagraph" style:list-style-name="LFO2"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ListParagraph" style:list-style-name="LFO2"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ListParagraph" style:list-style-name="LFO2"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ListParagraph" style:list-style-name="LFO3" style:family="paragraph"/>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ListParagraph" style:list-style-name="LFO3"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ListParagraph" style:list-style-name="LFO3" style:family="paragraph"/>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ListParagraph" style:list-style-name="LFO4"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ListParagraph" style:list-style-name="LFO4"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ListParagraph" style:list-style-name="LFO4" style:family="paragraph"/>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ListParagraph" style:list-style-name="LFO4" style:family="paragraph"/>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ListParagraph" style:list-style-name="LFO4" style:family="paragraph"/>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ListParagraph" style:list-style-name="LFO4" style:family="paragraph"/>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ListParagraph" style:list-style-name="LFO4" style:family="paragraph"/>
    <style:style style:name="T63" style:parent-style-name="DefaultParagraphFont" style:family="text">
      <style:text-properties fo:font-weight="bold" style:font-weight-asian="bold" style:font-weight-complex="bold"/>
    </style:style>
    <style:style style:name="P64" style:parent-style-name="ListParagraph" style:list-style-name="LFO4" style:family="paragraph"/>
    <style:style style:name="T65" style:parent-style-name="DefaultParagraphFont" style:family="text">
      <style:text-properties fo:font-weight="bold" style:font-weight-asian="bold" style:font-weight-complex="bold"/>
    </style:style>
    <style:style style:name="P66" style:parent-style-name="ListParagraph" style:list-style-name="LFO4" style:family="paragraph"/>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ListParagraph" style:list-style-name="LFO4" style:family="paragraph"/>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paragraph-properties fo:text-align="center"/>
      <style:text-properties fo:font-size="18pt" style:font-size-asian="18pt" style:font-size-complex="18pt"/>
    </style:style>
    <style:style style:name="TableColumn75" style:family="table-column">
      <style:table-column-properties style:column-width="1.5652in"/>
    </style:style>
    <style:style style:name="TableColumn76" style:family="table-column">
      <style:table-column-properties style:column-width="1.5652in"/>
    </style:style>
    <style:style style:name="TableColumn77" style:family="table-column">
      <style:table-column-properties style:column-width="1.6895in"/>
    </style:style>
    <style:style style:name="TableColumn78" style:family="table-column">
      <style:table-column-properties style:column-width="1.7722in"/>
    </style:style>
    <style:style style:name="Table74" style:family="table">
      <style:table-properties style:width="6.5923in" fo:margin-left="0in" table:align="left"/>
    </style:style>
    <style:style style:name="TableRow79" style:family="table-row">
      <style:table-row-properties style:min-row-height="0.4895i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text-properties fo:font-weight="bold" style:font-weight-asian="bold" style:font-weight-complex="bold"/>
    </style:style>
    <style:style style:name="P82" style:parent-style-name="Normal" style:family="paragraph">
      <style:paragraph-properties fo:text-align="center"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fo:text-indent="0.5in"/>
      <style:text-properties fo:font-weight="bold" style:font-weight-asian="bold" style:font-weight-complex="bold"/>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fo:font-weight="bold" style:font-weight-asian="bold" style:font-weight-complex="bold"/>
    </style:style>
    <style:style style:name="P88" style:parent-style-name="Normal" style:family="paragraph">
      <style:paragraph-properties fo:text-align="center"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text-properties fo:font-weight="bold" style:font-weight-asian="bold" style:font-weight-complex="bold"/>
    </style:style>
    <style:style style:name="P91" style:parent-style-name="Normal" style:family="paragraph">
      <style:paragraph-properties fo:text-align="center" fo:margin-bottom="0in" fo:line-height="100%"/>
    </style:style>
    <style:style style:name="TableRow92" style:family="table-row">
      <style:table-row-properties style:min-row-height="0.4881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fo:font-weight="bold" style:font-weight-asian="bold" style:font-weight-complex="bold"/>
    </style:style>
    <style:style style:name="P95" style:parent-style-name="Normal" style:family="paragraph">
      <style:paragraph-properties fo:text-align="center"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text-properties fo:font-weight="bold" style:font-weight-asian="bold" style:font-weight-complex="bold"/>
    </style:style>
    <style:style style:name="P98" style:parent-style-name="Normal" style:family="paragraph">
      <style:paragraph-properties fo:text-align="center"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fo:font-weight="bold" style:font-weight-asian="bold" style:font-weight-complex="bold"/>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text-properties fo:font-weight="bold" style:font-weight-asian="bold" style:font-weight-complex="bold"/>
    </style:style>
    <style:style style:name="P104" style:parent-style-name="Normal" style:family="paragraph">
      <style:paragraph-properties fo:text-align="center" fo:margin-bottom="0in" fo:line-height="100%"/>
    </style:style>
    <style:style style:name="TableRow105" style:family="table-row">
      <style:table-row-properties style:min-row-height="0.5833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fo:font-weight="bold" style:font-weight-asian="bold" style:font-weight-complex="bold"/>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text-properties fo:font-weight="bold" style:font-weight-asian="bold" style:font-weight-complex="bold"/>
    </style:style>
    <style:style style:name="P111" style:parent-style-name="Normal" style:family="paragraph">
      <style:paragraph-properties fo:text-align="center"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text-properties fo:font-weight="bold" style:font-weight-asian="bold" style:font-weight-complex="bold"/>
    </style:style>
    <style:style style:name="P114" style:parent-style-name="Normal" style:family="paragraph">
      <style:paragraph-properties fo:text-align="center"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100%"/>
      <style:text-properties fo:font-weight="bold" style:font-weight-asian="bold" style:font-weight-complex="bold"/>
    </style:style>
    <style:style style:name="P117" style:parent-style-name="Normal" style:family="paragraph">
      <style:paragraph-properties fo:text-align="center" fo:margin-bottom="0in" fo:line-height="100%"/>
    </style:style>
    <style:style style:name="P118"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T119" style:parent-style-name="DefaultParagraphFont" style:family="text">
      <style:text-properties style:text-position="super 63.6%"/>
    </style:style>
    <style:style style:name="P120" style:parent-style-name="Normal" style:family="paragraph">
      <style:paragraph-properties fo:text-align="center"/>
    </style:style>
    <style:style style:name="TableColumn122" style:family="table-column">
      <style:table-column-properties style:column-width="2.0868in"/>
    </style:style>
    <style:style style:name="TableColumn123" style:family="table-column">
      <style:table-column-properties style:column-width="2.0868in"/>
    </style:style>
    <style:style style:name="TableColumn124" style:family="table-column">
      <style:table-column-properties style:column-width="2.0875in"/>
    </style:style>
    <style:style style:name="Table121" style:family="table">
      <style:table-properties style:width="6.2611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font-weight-complex="bold"/>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fo:font-weight="bold" style:font-weight-asian="bold" style:font-weight-complex="bold"/>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font-weight="bold" style:font-weight-asian="bold" style:font-weight-complex="bold"/>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office:automatic-styles>
  <office:body>
    <office:text text:use-soft-page-breaks="true">
      <text:p text:style-name="P1">Presentation on Team Cohesion</text:p>
      <text:p text:style-name="P2"/>
      <text:p text:style-name="Normal">Team cohesion is the level of unity, mutual support and shared commitment among the members of a team.<text:s/>A cohesive team works together to achieve a common goal and objectives. Factors that contribute to cohesive team are clear communication, shared goals, trust and respect among members and a positive<text:s/>team environment.</text:p>
      <text:p text:style-name="Normal">The importance of team cohesion allows<text:s/>individuals to combine their skills, knowledge and abilities to achieve a common goal or objectives effectively.<text:s/></text:p>
      <text:p text:style-name="Normal">As a cohesive team, some key responsibilities that contribute to the customers’ expectation and experience include,<text:s/>effectively communicating with customers by answering their<text:s/>questions and concerns in timely and professional manner. Meeting or exceeding customer expectations by consistently delivering high quality service. The team should be able to resolve customer complaints<text:s/>or issues<text:s/>quickly and<text:s/>effectively.<text:s/></text:p>
      <text:p text:style-name="Normal">Communication is crucial for the success of a cohesive team. It enables<text:s/>team members to share information, ideas and feedbacks.<text:s/>A few reasons effective communication is important in a team –<text:s/></text:p>
      <text:list text:style-name="LFO1" text:continue-numbering="true">
        <text:list-item>
          <text:p text:style-name="P3"><text:span text:style-name="T4">Facilitates coordination</text:span><text:s/>– allows team members to coordinate their activities to achieve a common goal.</text:p>
        </text:list-item>
        <text:list-item>
          <text:p text:style-name="P5"><text:span text:style-name="T6">Encourages collaboration</text:span><text:s/>–<text:s/>allows<text:s/>team to share ideas<text:s/>which can lead to effective problem-solving.</text:p>
        </text:list-item>
        <text:list-item>
          <text:p text:style-name="P7"><text:span text:style-name="T8">Promote trust and understanding</text:span><text:s/>– clear and open communication help to build trust and understanding among team members.<text:s/></text:p>
        </text:list-item>
        <text:list-item>
          <text:p text:style-name="P9"><text:span text:style-name="T10">Improves decision-making</text:span><text:s/>– allows members to share relevant information and<text:s/>preceptive<text:s/>which lead to better decision-making. <text:s/></text:p>
        </text:list-item>
        <text:list-item>
          <text:p text:style-name="P11"><text:span text:style-name="T12">Increases accountability</text:span><text:s/>– helps accountability among team members by keeping everyone informed and on the same page.<text:s/></text:p>
        </text:list-item>
        <text:list-item>
          <text:p text:style-name="P13"><text:span text:style-name="T14">Reduces conflicts</text:span><text:s/>–<text:s/>clear and open communication reduce conflicts by ensuring that any misunderstanding or issues are addressed in timely manner.<text:s/></text:p>
        </text:list-item>
        <text:list-item>
          <text:p text:style-name="P15"><text:span text:style-name="T16">Enhance customer service</text:span><text:s/>–<text:s/>clear and effective communication with customers helps to ensure that their needs and expectations are met and that any issues are resolved promptly.<text:s/></text:p>
        </text:list-item>
      </text:list>
      <text:p text:style-name="Normal">Team conflicts can arise for a variety of reasons, such as differences in personality, values, or work styles. Identifying and managing team conflict is an important aspect of maintaining a positive and productive<text:s/>team environment. A few steps for identifying and managing team conflicts are as follows.</text:p>
      <text:list text:style-name="LFO2" text:continue-numbering="true">
        <text:list-item>
          <text:p text:style-name="P17"><text:span text:style-name="T18">Identifying the root cause of the conflict</text:span><text:s/>– this is the first step in managing team conflict. This may involve talking to team members to get their perspectives and understanding what the underlying issues are.</text:p>
        </text:list-item>
        <text:list-item>
          <text:p text:style-name="P19"><text:span text:style-name="T20">Encourage open communication</text:span><text:span text:style-name="T21"><text:s/></text:span>–<text:s/>encourage team members<text:s/>to share their thoughts and feelings openly and honestly. This will help to ensure that everyone’s perspectives are heard and understood.<text:s/></text:p>
        </text:list-item>
        <text:list-item>
          <text:p text:style-name="P22"><text:span text:style-name="T23">Address the issues directly</text:span><text:span text:style-name="T24"><text:s/></text:span>– once the root cause of the conflict has been identified, the issues should be addressed directly with the team members involved. They should be encouraged to work together to find a resolution.<text:s/></text:p>
        </text:list-item>
        <text:list-item>
          <text:p text:style-name="P25"><text:span text:style-name="T26">Develop a plan of action</text:span><text:span text:style-name="T27"><text:s/></text:span>– work with the team to develop a plan of action for resolving the conflict. This should include steps for addressing the immediate issues as well as steps for preventing similar conflicts in the future.<text:s/></text:p>
        </text:list-item>
        <text:list-item>
          <text:p text:style-name="P28"><text:span text:style-name="T29">Monitor and evaluate progress</text:span><text:span text:style-name="T30"><text:s/></text:span>– the action plan progress should be monitored and evaluated.<text:s/></text:p>
        </text:list-item>
        <text:list-item>
          <text:p text:style-name="P31"><text:span text:style-name="T32">Seek help if needed</text:span><text:span text:style-name="T33"><text:s/></text:span>– if the conflict is not able to be resolved by the team, consider seeking help from a neutral third party, as a manager to help resolve the conflict.<text:s/></text:p>
        </text:list-item>
      </text:list>
      <text:p text:style-name="Normal">Safeguarding<text:s/>refers to the measures put in place to protect people and assets from harm and damage.<text:s/>Vulnerability refers to the susceptibility of people or assets to harm or damage.<text:s/>Identifying and addressing vulnerabilities is an important aspect of safeguarding.<text:s/>Some of the vulnerabilities and their safeguarding are as follows.</text:p>
      <text:list text:style-name="LFO3" text:continue-numbering="true">
        <text:list-item>
          <text:p text:style-name="P34"><text:span text:style-name="T35">Hostile reconnaissance</text:span><text:span text:style-name="T36"><text:s/></text:span>– Hostile reconnaissance refers to the process of gathering information about a target with the intent of planning an attack or other hostile action. It is important to be aware of the potential for hostile reconnaissance and to take steps to protect against it.<text:s/></text:p>
        </text:list-item>
        <text:list-item>
          <text:p text:style-name="P37"><text:span text:style-name="T38">Threat or dynamic risk</text:span><text:span text:style-name="T39"><text:s/></text:span>– it is a process of identifying potential threats, evaluating the likelihood of those threats, and determining the potential impact of those threats.<text:s/></text:p>
        </text:list-item>
        <text:list-item>
          <text:p text:style-name="P40"><text:span text:style-name="T41">Conflict management</text:span><text:span text:style-name="T42"><text:s/></text:span>– it involves identifying the source of the<text:s/>conflict, addressing the issues directly, and working to find a resolution that is acceptable to all parties involved.<text:s/></text:p>
        </text:list-item>
      </text:list>
      <text:p text:style-name="Normal">A successful team is the one that<text:s/>is able to work together to achieve a common goal and objectives. Some of the factors that contribute to the successful team are as follows.</text:p>
      <text:list text:style-name="LFO4" text:continue-numbering="true">
        <text:list-item>
          <text:p text:style-name="P43"><text:span text:style-name="T44">Clear goals and objectives</text:span><text:span text:style-name="T45"><text:s/></text:span>– The team should have a clear understanding of the goals and objectives they ae working towards and how their individual roles and responsibilities contribute to achieving those goals.</text:p>
        </text:list-item>
        <text:list-item>
          <text:p text:style-name="P46"><text:span text:style-name="T47">Strong leadership</text:span><text:span text:style-name="T48"><text:s/></text:span>– a strong leadership will provide direction, guidance and support.</text:p>
        </text:list-item>
        <text:list-item>
          <text:p text:style-name="P49"><text:span text:style-name="T50">Effective communication</text:span><text:span text:style-name="T51"><text:s/></text:span>– team members should feel comfortable sharing ideas and feedback, and the team should have clear channels of communication in place.<text:s/></text:p>
        </text:list-item>
        <text:list-item>
          <text:p text:style-name="P52"><text:span text:style-name="T53">Trust and respect</text:span><text:span text:style-name="T54"><text:s/></text:span>– team members should trust and respect one another and be willing to work together to achieve common goals.<text:s/></text:p>
        </text:list-item>
        <text:list-item>
          <text:p text:style-name="P55"><text:span text:style-name="T56">Diversity and inclusion</text:span><text:span text:style-name="T57"><text:s/></text:span>– a diverse and inclusive team is more likely to be successful as it brings different perspectives, ideas and skill sets.<text:s/></text:p>
        </text:list-item>
        <text:list-item>
          <text:p text:style-name="P58"><text:span text:style-name="T59">A sense of accountability</text:span><text:span text:style-name="T60"><text:s/></text:span>– team members should have<text:s/>a sense of accountability for their own performance and the performance of the team as a whole.<text:s/><text:span text:style-name="T61"><text:s/></text:span></text:p>
        </text:list-item>
        <text:list-item>
          <text:p text:style-name="P62"><text:span text:style-name="T63">Flexibility and adaptability<text:s/></text:span>–<text:s/>a successful team should be flexible and adaptable, able to adjust to changing circumstances and new information.<text:s/></text:p>
        </text:list-item>
        <text:list-item>
          <text:p text:style-name="P64"><text:span text:style-name="T65">Positive team environment<text:s/></text:span>– a positive team climate that support mutual, open communication, and a shared commitment to achieving goals, is essential for the success of a team.<text:s/></text:p>
        </text:list-item>
        <text:list-item>
          <text:p text:style-name="P66"><text:span text:style-name="T67">Continuous improvement</text:span><text:span text:style-name="T68"><text:s/></text:span>– successful teams are those that continuously strive to improve themselves, their processes and their results.<text:s/></text:p>
        </text:list-item>
        <text:list-item>
          <text:p text:style-name="P69"><text:span text:style-name="T70">Recognition and rewards</text:span><text:span text:style-name="T71"><text:s/></text:span>– recognising and reward team members for their hard work ans contributions can help to increase motivation and job satisfaction, which can in turn lead to a more successful team.<text:s/></text:p>
        </text:list-item>
      </text:list>
      <text:p text:style-name="P72"/>
      <text:soft-page-break/>
      <text:p text:style-name="P73">Incident Report</text:p>
      <text:p text:style-name="Normal"/>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Reference Number:</text:p>
            <text:p text:style-name="P82">CE/001</text:p>
          </table:table-cell>
          <table:table-cell table:style-name="TableCell83">
            <text:p text:style-name="P84">Incident Type:</text:p>
            <text:p text:style-name="P85">Suspicious Activity</text:p>
          </table:table-cell>
          <table:table-cell table:style-name="TableCell86">
            <text:p text:style-name="P87">Date / Time of Incident</text:p>
            <text:p text:style-name="P88">07.02.23 /14:30</text:p>
          </table:table-cell>
          <table:table-cell table:style-name="TableCell89">
            <text:p text:style-name="P90">Date and Time Reported:</text:p>
            <text:p text:style-name="P91">07.02.23 /15:30</text:p>
          </table:table-cell>
        </table:table-row>
        <table:table-row table:style-name="TableRow92">
          <table:table-cell table:style-name="TableCell93">
            <text:p text:style-name="P94">Possible Suspects:</text:p>
            <text:p text:style-name="P95">YES</text:p>
          </table:table-cell>
          <table:table-cell table:style-name="TableCell96">
            <text:p text:style-name="P97">Police Informed:</text:p>
            <text:p text:style-name="P98">YES</text:p>
          </table:table-cell>
          <table:table-cell table:style-name="TableCell99">
            <text:p text:style-name="P100">CAD Reference No:</text:p>
            <text:p text:style-name="P101">CAD/00011</text:p>
          </table:table-cell>
          <table:table-cell table:style-name="TableCell102">
            <text:p text:style-name="P103">Crime Reference No:</text:p>
            <text:p text:style-name="P104">N/A</text:p>
          </table:table-cell>
        </table:table-row>
        <table:table-row table:style-name="TableRow105">
          <table:table-cell table:style-name="TableCell106">
            <text:p text:style-name="P107">Number of Pages:</text:p>
            <text:p text:style-name="P108">2</text:p>
          </table:table-cell>
          <table:table-cell table:style-name="TableCell109">
            <text:p text:style-name="P110">Persons Informed:</text:p>
            <text:p text:style-name="P111">HoS,<text:s/>Janet Ross</text:p>
          </table:table-cell>
          <table:table-cell table:style-name="TableCell112">
            <text:p text:style-name="P113">Recommended Action:</text:p>
            <text:p text:style-name="P114">RH identification and handling training<text:s/></text:p>
          </table:table-cell>
          <table:table-cell table:style-name="TableCell115">
            <text:p text:style-name="P116">Follow-Up Action Taken:</text:p>
            <text:p text:style-name="P117">NVR<text:s/>to be<text:s/>repaired<text:s/>and investigate the incident</text:p>
          </table:table-cell>
        </table:table-row>
      </table:table>
      <text:p text:style-name="Normal"/>
      <text:p text:style-name="P118"/>
      <text:p text:style-name="Normal">I, Richard Davis, employed by Allied Universal<text:s/>G4S<text:s/>as the CCTV controller for the Chiswick Park Estate Management Enjoy-Work, 566, Chiswick High Road, London W4 5YA.</text:p>
      <text:p text:style-name="Normal"/>
      <text:p text:style-name="Normal">At 14:30 on Friday, 7<text:span text:style-name="T119">th</text:span><text:s/>February 2023, an incident occurred near Building 3 and Building 5 during a family event taking place on the plaza. Security officer Robert Brown<text:s/>was on position at the time and a full team of 6 was available, however, the CCTV system was not at full capacity as the NVR server had an intermittent fault.<text:s/>As a result,<text:s/>security officer Richard Davis<text:s/>was not able to review any<text:s/>previous footage, but they were able to access live imagery.<text:s/></text:p>
      <text:p text:style-name="Normal">During the event, there were several young children in the vicinity, and the<text:s/>plaza<text:s/>was relatively<text:s/>busy. S/o<text:s/>RB on position noticed a male individual conducting Hostile Reconnaissance, paying particular attention to Building 5 and the plaza taking pictures<text:s/>with a<text:s/>marked<text:s/>map showing<text:s/>key buildings of the plaza. S/o<text:s/>RB immediately notified Control<text:s/>Room<text:s/>with the description of the individual as an IC5 male, large black rucksack bag on his back, approx. 5’4 <text:s/>tall,<text:s/><text:s/>no facial hair, low haircut, dark hair, dark jacket, blue jeans with Nike brand dark colour<text:s/>trainer.<text:s/>Security officer<text:s/>John Amos and security officer Mark<text:s/>Long were<text:s/>instructed by S/o RD<text:s/>via the radio<text:s/>to use customer service approach to engage the individual.<text:s/></text:p>
      <text:p text:style-name="Normal">S/o JA and S/o ML<text:s/>approached the individual and identified themselves as security personnel of the plaza. The individual was showing signs of aggression. S/o JA and S/o ML called for backup and<text:s/>security<text:s/>officer<text:s/>Chris Joop was deployed. Immediately the IC5 male saw the numbers of the<text:s/>security personnel,<text:s/>the IC5 male seem relax and approachable. S/o JA approached the IC5 male while other officers<text:s/>stayed back not to aggravate the IC5 male.<text:s/>S/o JA explained the reasons the IC5 male was approached and explained the plaza’s<text:s/>rules and procedures about<text:s/>taking pictures on the private land. The<text:s/>officer was able to deescalate the<text:s/>situation. S/o JA requested for the details of the IC5 male should the need to be contacted. The IC5 male gave his name as Mr. Xoxo, contact telephone and email. The IC5 male left the plaza through the southern entrance gate.<text:s/>The Police was informed and CAD number was issued. <text:s/><text:s/>I increased the number of patrol officers in the area of the plaza and <text:s/>advised them to be vigilant and aware of their surroundings.</text:p>
      <text:p text:style-name="Normal">I updated my manager, Janet Ross about the incident and suggested the following recommendations. The CCTV system should be checked and maintained regularly to ensure that all<text:s/>equipment is in full working order.<text:s/>The IT department should investigate and repair the NVR server<text:s/><text:soft-page-break/>fault as soon as practical to ensure that all footage is accessible in case of an incident.<text:s/>The incident should be reviewed and discussed with the team to identify any areas for improvement.<text:s/>Additional training on Hostile Reconnaissance identification and handling should be considered for the security team.<text:s/></text:p>
      <text:p text:style-name="Normal"/>
      <text:p text:style-name="P120">End of Report</text:p>
      <text:p text:style-name="Normal"/>
      <text:p text:style-name="Normal"/>
      <text:p text:style-name="Normal"/>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P127">Print Name:</text:p>
          </table:table-cell>
          <table:table-cell table:style-name="TableCell128">
            <text:p text:style-name="P129">Sign Name:</text:p>
          </table:table-cell>
          <table:table-cell table:style-name="TableCell130">
            <text:p text:style-name="P131">Date and Time:</text:p>
          </table:table-cell>
        </table:table-row>
        <table:table-row table:style-name="TableRow132">
          <table:table-cell table:style-name="TableCell133">
            <text:p text:style-name="P134">Richard Davis</text:p>
          </table:table-cell>
          <table:table-cell table:style-name="TableCell135">
            <text:p text:style-name="P136">RD</text:p>
          </table:table-cell>
          <table:table-cell table:style-name="TableCell137">
            <text:p text:style-name="P138">07.02.23 /15:30</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chard Davis</meta:initial-creator>
    <dc:creator>Richard Davis</dc:creator>
    <meta:creation-date>2023-01-21T20:30:00Z</meta:creation-date>
    <dc:date>2023-01-24T14:37:00Z</dc:date>
    <meta:template xlink:href="Normal" xlink:type="simple"/>
    <meta:editing-cycles>74</meta:editing-cycles>
    <meta:editing-duration>PT0S</meta:editing-duration>
    <meta:document-statistic meta:page-count="4" meta:paragraph-count="19" meta:word-count="1440" meta:character-count="9634" meta:row-count="68" meta:non-whitespace-character-count="8213"/>
  </office:meta>
</office:document-meta>
</file>